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b8b35" officeooo:paragraph-rsid="001b8b35"/>
    </style:style>
    <style:style style:name="P2" style:family="paragraph" style:parent-style-name="Heading_20_2">
      <style:text-properties officeooo:rsid="001b8b35" officeooo:paragraph-rsid="001b8b35"/>
    </style:style>
    <style:style style:name="P3" style:family="paragraph" style:parent-style-name="Text_20_body">
      <style:paragraph-properties fo:text-align="justify" style:justify-single-word="false"/>
      <style:text-properties officeooo:rsid="001b8b35" officeooo:paragraph-rsid="001b8b35"/>
    </style:style>
    <style:style style:name="P4" style:family="paragraph" style:parent-style-name="Text_20_body" style:list-style-name="L1">
      <style:paragraph-properties fo:text-align="justify" style:justify-single-word="false"/>
      <style:text-properties officeooo:rsid="001b8b35" officeooo:paragraph-rsid="001b8b35"/>
    </style:style>
    <style:style style:name="P5" style:family="paragraph" style:parent-style-name="Text_20_body" style:list-style-name="L3">
      <style:paragraph-properties fo:text-align="justify" style:justify-single-word="false"/>
      <style:text-properties officeooo:rsid="001b8b35" officeooo:paragraph-rsid="001b8b35"/>
    </style:style>
    <style:style style:name="P6" style:family="paragraph" style:parent-style-name="Text_20_body" style:list-style-name="L4">
      <style:paragraph-properties fo:text-align="justify" style:justify-single-word="false"/>
      <style:text-properties officeooo:rsid="001b8b35" officeooo:paragraph-rsid="001b8b35"/>
    </style:style>
    <style:style style:name="P7" style:family="paragraph" style:parent-style-name="Text_20_body">
      <style:paragraph-properties fo:text-align="justify" style:justify-single-word="false"/>
      <style:text-properties officeooo:paragraph-rsid="001b8b35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1b8b35" officeooo:paragraph-rsid="001b8b35" style:font-weight-asian="bold" style:font-weight-complex="bold"/>
    </style:style>
    <style:style style:name="P9" style:family="paragraph" style:parent-style-name="Text_20_body" style:list-style-name="L5">
      <style:paragraph-properties fo:text-align="justify" style:justify-single-word="false"/>
      <style:text-properties fo:font-weight="bold" officeooo:rsid="001b8b35" officeooo:paragraph-rsid="001b8b35" style:font-weight-asian="bold" style:font-weight-complex="bold"/>
    </style:style>
    <style:style style:name="P10" style:family="paragraph" style:parent-style-name="Title">
      <style:text-properties officeooo:rsid="001b8b35" officeooo:paragraph-rsid="001b8b35"/>
    </style:style>
    <style:style style:name="T1" style:family="text">
      <style:text-properties officeooo:rsid="001b8b3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8b3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8b35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l Mercado</text:p>
      <text:h text:style-name="P1" text:outline-level="1">1. El Mercado</text:h>
      <text:p text:style-name="P3">La finalidad principal de un proyecto empresarial es lograr un hueco en el mercado para vender los productos o servicios.</text:p>
      <text:p text:style-name="P3">El mercado es el conjunto de compradores, que tiene necesidades, cuentan con unos recursos e intención de satisfacerlas, y de vendedores, que ofrecen el producto que las satisface.</text:p>
      <text:p text:style-name="P3">Existen 2 tipos de clientes:</text:p>
      <text:list text:style-name="L1">
        <text:list-item>
          <text:p text:style-name="P4">Cliente real: Es el que compra el producto.</text:p>
        </text:list-item>
        <text:list-item>
          <text:p text:style-name="P4">Cliente potencial: No compra el producto, pero puede hacerlo en el futuro.</text:p>
        </text:list-item>
      </text:list>
      <text:p text:style-name="P3">El <text:span text:style-name="T2">mercado meta</text:span><text:span text:style-name="T4"> está compuesto por el grupo de compradores potenciales que la empresa intenta convertir en clientes reales.</text:span></text:p>
      <text:h text:style-name="P2" text:outline-level="2">1.1. Tipos de mercados</text:h>
      <text:p text:style-name="P3">Según el producto que se comercializa:</text:p>
      <text:list text:style-name="L3">
        <text:list-item>
          <text:p text:style-name="P5">Mercado de productos de consumo</text:p>
        </text:list-item>
        <text:list-item>
          <text:p text:style-name="P5">Mercado de productos de uso</text:p>
        </text:list-item>
        <text:list-item>
          <text:p text:style-name="P5">Mercado industrial</text:p>
        </text:list-item>
        <text:list-item>
          <text:p text:style-name="P5">Mercado de servicios</text:p>
        </text:list-item>
        <text:list-item>
          <text:p text:style-name="P5">Mercados financieros</text:p>
        </text:list-item>
      </text:list>
      <text:p text:style-name="P3">Según el ámbito geográfico</text:p>
      <text:p text:style-name="P3">Según la competencia:</text:p>
      <text:list text:style-name="L4">
        <text:list-item>
          <text:p text:style-name="P6">Competencia perfecta: Si hay gran cantidad de oferentes y demandantes, el producto es homogéneo, hay libertad de entrada salida.</text:p>
        </text:list-item>
        <text:list-item>
          <text:p text:style-name="P6">Competencia Imperfecta: Monopolio, oligopolio y competencia monopolística.</text:p>
        </text:list-item>
      </text:list>
      <text:p text:style-name="P8">Monopolio<text:span text:style-name="T4">:</text:span></text:p>
      <text:p text:style-name="P8"><text:span text:style-name="T4">Una sola empresa o entidad controla la oferta de un producto o servicio en un sector específico. Principales características:</text:span></text:p>
      <text:list text:style-name="L5">
        <text:list-item>
          <text:p text:style-name="P9"><text:span text:style-name="T4">Un único vendedor</text:span></text:p>
        </text:list-item>
        <text:list-item>
          <text:p text:style-name="P9"><text:span text:style-name="T4">Barrera de entrada</text:span></text:p>
        </text:list-item>
        <text:list-item>
          <text:p text:style-name="P9"><text:span text:style-name="T4">Control sobre la oferta</text:span></text:p>
        </text:list-item>
        <text:list-item>
          <text:p text:style-name="P9"><text:span text:style-name="T4">Control del precio</text:span></text:p>
        </text:list-item>
        <text:list-item>
          <text:p text:style-name="P9"><text:span text:style-name="T4">Poder del mercado</text:span></text:p>
        </text:list-item>
        <text:list-item>
          <text:p text:style-name="P9"><text:soft-page-break/><text:span text:style-name="T4">Menor incentivo a la innovación</text:span></text:p>
        </text:list-item>
      </text:list>
      <text:p text:style-name="P8">Oligopolio<text:span text:style-name="T4">: </text:span></text:p>
      <text:p text:style-name="P8"><text:span text:style-name="T4">Es una estructura de mercado en la que solo un puñado de empresas o proveedores dominan la industria y ofrecen productos o servicios similares. Las decisiones de una empresa afectan directamente a las demás.</text:span></text:p>
      <text:p text:style-name="P7"><text:span text:style-name="T3">Competencia monopolística</text:span><text:span text:style-name="T5">:</text:span></text:p>
      <text:p text:style-name="P3"><text:span text:style-name="T4">Tiendas que venden productos similares pero con diferencias especiales.</text:span></text:p>
      <text:h text:style-name="P1" text:outline-level="1">2. Segmentación de mercados</text:h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2:29:30.749000000</meta:creation-date>
    <dc:date>2023-11-21T12:56:31.897000000</dc:date>
    <meta:editing-duration>PT27M2S</meta:editing-duration>
    <meta:editing-cycles>1</meta:editing-cycles>
    <meta:document-statistic meta:table-count="0" meta:image-count="0" meta:object-count="0" meta:page-count="2" meta:paragraph-count="32" meta:word-count="263" meta:character-count="1634" meta:non-whitespace-character-count="1417"/>
    <meta:generator>LibreOffice/7.6.1.2$Windows_X86_64 LibreOffice_project/f5defcebd022c5bc36bbb79be232cb6926d8f674</meta:generator>
  </office:meta>
</office:document-meta>
</file>